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rns (muster der sprache – was hat sich als gute Lösung für typishe probleme entwickelt):</text:p>
      <text:p text:style-name="P1"><text:tab/>-<text:span text:style-name="T1">Template Method (inheritance, extension)</text:span></text:p>
      <text:p text:style-name="P1"><text:span text:style-name="T1"><text:tab/>-Factory (create objects)</text:span></text:p>
      <text:p text:style-name="P1"><text:span text:style-name="T1"><text:tab/>-iterator</text:span></text:p>
      <text:p text:style-name="P1"><text:span text:style-name="T1"><text:tab/>Strategy Pattern:</text:span></text:p>
      <text:p text:style-name="P1"><text:span text:style-name="T1"><text:tab/><text:tab/>- mehr Objekte vs. Mehr datenstrukturen z.B.?</text:span></text:p>
      <text:p text:style-name="P1"><text:span text:style-name="T1"><text:tab/><text:tab/>-als strategie</text:span></text:p>
      <text:p text:style-name="P1"><text:span text:style-name="T1"/></text:p>
      <text:p text:style-name="P1"><text:span text:style-name="T1">GOF – book</text:span></text:p>
      <text:p text:style-name="P1"><text:span text:style-name="T1">Folien – Enten – Wichtig – sehr g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3:02:02.72</meta:creation-date>
    <dc:date>2014-01-10T13:41:40.08</dc:date>
    <meta:editing-duration>PT39M36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45" meta:character-count="297"/>
  </office:meta>
</office:document-meta>
</file>